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4cm"/>
      <style:paragraph-properties style:writing-mode="lr-tb"/>
    </style:style>
    <style:style style:name="gr2" style:family="graphic" style:parent-style-name="standard">
      <style:graphic-properties draw:stroke="none" draw:fill="none" draw:fill-color="#ffffff" draw:auto-grow-width="true" fo:min-height="0.937cm" fo:min-width="2.686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0.22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5.752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8.94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5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86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6.39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1.50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3.83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7.0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9.586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style:font-name="Calibri"/>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style:font-name="Calibri"/>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paragraph-properties style:writing-mode="lr-tb"/>
      <style:text-properties style:font-name="Calibri" fo:font-size="18pt"/>
    </style:style>
    <style:style style:name="P7" style:family="paragraph">
      <loext:graphic-properties draw:fill="none" draw:fill-color="#ffffff"/>
      <style:paragraph-properties fo:text-align="end" style:writing-mode="lr-tb"/>
      <style:text-properties style:font-name="Calibri" fo:font-size="18pt"/>
    </style:style>
    <style:style style:name="P8" style:family="paragraph">
      <loext:graphic-properties draw:fill-color="#ffffff"/>
      <style:paragraph-properties style:writing-mode="lr-tb"/>
      <style:text-properties fo:font-size="20pt"/>
    </style:style>
    <style:style style:name="T1" style:family="text">
      <style:text-properties style:font-name="Calibri"/>
    </style:style>
    <style:style style:name="T2"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style:font-name="Calibri"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2.5cm" svg:height="1.529cm" svg:x="2cm" svg:y="0.5cm">
          <draw:text-box>
            <text:p><text:span text:style-name="T1">Hello everyone I am Khritish, my project is on energy effiecient neuromorphic computing, and Dr. Kuntal Roy is advisor</text:span></text:p>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2.5cm" svg:height="2.807cm" svg:x="2cm" svg:y="0.5cm">
          <draw:text-box>
            <text:list text:style-name="L1">
              <text:list-item>
                <text:p><text:span text:style-name="T1">This is my content slide, where I will Recap what I have done in mid term, than I will talk about the simulation I have performed, then how to make neural network using spintronics, then I will talk about the experiments I have performed and atlast the future plan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22.5cm" svg:height="2.168cm" svg:x="2cm" svg:y="0.5cm">
          <draw:text-box>
            <text:list text:style-name="L1">
              <text:list-item>
                <text:p><text:span text:style-name="T1">Recap what I have done in mid term, that is motivation, artificial neural network, character recognition model, than I will talk about spintronics and Magnetic anisotropy</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1">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4" draw:text-style-name="P1" draw:layer="layout" svg:width="22.5cm" svg:height="10.475cm" svg:x="2cm" svg:y="0.5cm">
          <draw:text-box>
            <text:list text:style-name="L1">
              <text:list-item>
                <text:p><text:span text:style-name="T1">Neuromorphic comptuing is generally performed on traditianal transistor based devices</text:span></text:p>
              </text:list-item>
              <text:list-item>
                <text:p><text:span text:style-name="T1">In my project, I’ll be using spintronics based devices which can be more energy efficient than the transistor</text:span></text:p>
              </text:list-item>
              <text:list-item>
                <text:p><text:span text:style-name="T1">There are few inherent advantages of using spintronic devices such as weight, sum threshold function comes inbuilt and non-volatility nature of spintronics device</text:span></text:p>
              </text:list-item>
              <text:list-item>
                <text:p><text:span text:style-name="T1">There will be non-boolean computing</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5" draw:text-style-name="P1" draw:layer="layout" svg:width="22.5cm" svg:height="6.002cm" svg:x="2cm" svg:y="0.5cm">
          <draw:text-box>
            <text:list text:style-name="L1">
              <text:list-header>
                <text:p><text:span text:style-name="T1"/></text:p>
              </text:list-header>
              <text:list-item>
                <text:p><text:span text:style-name="T1">ANN is a system of interconnected neurons</text:span></text:p>
              </text:list-item>
              <text:list-item>
                <text:p><text:span text:style-name="T1">Where one neuron in a layer is connected to all other neuron in the next layer</text:span></text:p>
              </text:list-item>
              <text:list-item>
                <text:p><text:span text:style-name="T1">Mainly there are three layers in NN, Input layer, where the input is given to the NN, Output layer, where the output is given out from the NN, and the hidden layer, where the internal computation of the NN happens</text:span></text:p>
              </text:list-item>
              <text:list-item>
                <text:p><text:span text:style-name="T1">Edges connecting nodes have a weight and each node has a bias term</text:span></text:p>
              </text:list-item>
              <text:list-item>
                <text:p><text:span text:style-name="T1">Here I correlate the biological neuron with artificial neuron, the dendrites are input, soma is equivalent to Summation and activation and the axon is the output</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6" draw:text-style-name="P1" draw:layer="layout" svg:width="22.5cm" svg:height="9.197cm" svg:x="2cm" svg:y="0.5cm">
          <draw:text-box>
            <text:list text:style-name="L1">
              <text:list-item>
                <text:p><text:span text:style-name="T1">The neuron computes through two sequential process, summation and activation</text:span></text:p>
              </text:list-item>
              <text:list-item>
                <text:p><text:span text:style-name="T1">In summation block, whatever the input is received by the summation block, it just adds them up, and provides the output to the activation block</text:span></text:p>
              </text:list-item>
              <text:list-item>
                <text:p><text:span text:style-name="T1">Activation block is a non-linear mathematical function, which is inspired from the biological neuron, In biological neuron, whenever a neuron gets inputs, it at first adds them up, if the resultant signal is up to a certain threshold value, the neuron transmit the data, else it will not transmit, this behaviour is captured by the activation function</text:span></text:p>
              </text:list-item>
              <text:list-item>
                <text:p><text:span text:style-name="T1">Each neuron posses a bias term, which serves as the threshold for the activation function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7" draw:text-style-name="P1" draw:layer="layout" svg:width="22.5cm" svg:height="3.446cm" svg:x="2cm" svg:y="0.5cm">
          <draw:text-box>
            <text:list text:style-name="L1">
              <text:list-item>
                <text:p><text:span text:style-name="T1">Here is an implementation of a character recognition model, which I presented in the mid term</text:span></text:p>
              </text:list-item>
              <text:list-item>
                <text:p><text:span text:style-name="T1">Where we provide a 35 bit word, of noisy pixel value of a 7x5 character, into the fully trained model, and the model predicts the original character with minimum error, and gives a 26 bit word output , suggesting the output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6" draw:text-style-name="P1" draw:layer="layout" svg:width="22.5cm" svg:height="9.197cm" svg:x="2cm" svg:y="0.5cm">
          <draw:text-box>
            <text:list text:style-name="L1">
              <text:list-item>
                <text:p><text:span text:style-name="T1">Now I will present on spintronics</text:span></text:p>
              </text:list-item>
              <text:list-item>
                <text:p><text:span text:style-name="T1">We know an electron apart from having a charge also posses a spin</text:span></text:p>
              </text:list-item>
              <text:list-item>
                <text:p><text:span text:style-name="T1">We can use the spins as binary bits, that is UP spin as 0 and DOWN spin as 1</text:span></text:p>
              </text:list-item>
              <text:list-item>
                <text:p><text:span text:style-name="T1">The spintronic devices have some inherent advantages over transistor, that they are non-volatile in nature and are endurable, where as a transistor is volatile in nature, and it requires some extra circuitry to have non-volatile nature</text:span></text:p>
              </text:list-item>
              <text:list-item>
                <text:p><text:span text:style-name="T1">In changing bits, we just required to rotate the spin, that there is no charge movement, hence there is no ohmic dissipation</text:span></text:p>
              </text:list-item>
              <text:list-item>
                <text:p><text:span text:style-name="T1">But there is dissipation due to magnetization damping</text:span></text:p>
              </text:list-item>
              <text:list-item>
                <text:p><text:span text:style-name="T1">But to rotate the spins, we need to apply external charge voltage/current, and there is dissipation due to that</text:span></text:p>
              </text:list-item>
              <text:list-item>
                <text:p><text:span text:style-name="T1">It is seen that, at 100 nm dimension, all the spins are in one direction, which we can represent as one big spin, and experimentally it can be done through EBL <text:s text:c="2"/></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8" draw:text-style-name="P1" draw:layer="layout" svg:width="22.5cm" svg:height="11.114cm" svg:x="2cm" svg:y="0.5cm">
          <draw:text-box>
            <text:list text:style-name="L1">
              <text:list-item>
                <text:p><text:span text:style-name="T1">Now I will talk about magnetic anisotropy, which means magnetization is not same in all the direction, and hence the energy</text:span></text:p>
              </text:list-item>
              <text:list-item>
                <text:p><text:span text:style-name="T1">In case of a sphere, there is no anisotropy</text:span></text:p>
              </text:list-item>
              <text:list-item>
                <text:p><text:span text:style-name="T1">But in case of an ellipsoid, we have anisotropy but it is difficult to fabricate on a planar wafer</text:span></text:p>
              </text:list-item>
              <text:list-item>
                <text:p><text:span text:style-name="T1">Hence we use a elliptical cylinder, which has in-plane shape anisotropy</text:span></text:p>
              </text:list-item>
              <text:list-item>
                <text:p><text:span text:style-name="T1">We have different energy at different values of theta, and the energy is given by the equation</text:span></text:p>
              </text:list-item>
              <text:list-item>
                <text:p><text:span text:style-name="T1">Here the Energy is minimum, when theta = 0 or 180, that is at this values of theta, we can store our UP or DOWN spins, also at theta theta = 90, we have a energy barrier, which prevents the spontaneous fluctuation of spin </text:span></text:p>
              </text:list-item>
              <text:list-item>
                <text:p><text:span text:style-name="T1">Here the Hk is the coercive field</text:span></text:p>
              </text:list-item>
              <text:list-item>
                <text:p><text:span text:style-name="T1">Generally, the Energy barrier, is not kept very high, because it will create difficulty while writing the spins, it is generally kept in between 30 to 80 KT, and at 40 KT the data retention time is 10 year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8" draw:text-style-name="P1" draw:layer="layout" svg:width="22.5cm" svg:height="11.114cm" svg:x="2cm" svg:y="0.5cm">
          <draw:text-box>
            <text:list text:style-name="L1">
              <text:list-item>
                <text:p><text:span text:style-name="T1">Now I will talk about simulation</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1">
          <draw:page-thumbnail draw:style-name="gr3"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8" draw:text-style-name="P1" draw:layer="layout" svg:width="22.5cm" svg:height="11.114cm" svg:x="2cm" svg:y="0.5cm">
          <draw:text-box>
            <text:list text:style-name="L1">
              <text:list-item>
                <text:p><text:span text:style-name="T1">In this slide we demonstrate, the effect on magnetization rotation on application of magnetic field along in-plane hard axis</text:span></text:p>
              </text:list-item>
              <text:list-item>
                <text:p><text:span text:style-name="T1">We have applied the magnetic field in the Y-axis</text:span></text:p>
              </text:list-item>
              <text:list-item>
                <text:p><text:span text:style-name="T1">Below I have plot of Energy vs theta, where the energy is given by this equation</text:span></text:p>
              </text:list-item>
              <text:list-item>
                <text:p><text:span text:style-name="T1">And the magnetization will attain equilibrium, at those theta where the energy is minimum</text:span></text:p>
              </text:list-item>
              <text:list-item>
                <text:p><text:span text:style-name="T1">So by computing dE/dtheta=0, we get theta_min=sin-1(Hy/Hk)</text:span></text:p>
              </text:list-item>
              <text:list-item>
                <text:p><text:span text:style-name="T2">When <text:s/>Hy/Hk =0, we have this curve, where theta_min= 0 or 180, </text:span><text:span text:style-name="T1"><text:s/>magnetization can’t spontaneously flip, because there is potential hill ahead </text:span></text:p>
              </text:list-item>
              <text:list-item>
                <text:p text:style-name="P5"><text:span text:style-name="T2">Now when Hy/Hk=1, theta_min is shifted to 45 or 135 degree, </text:span></text:p>
              </text:list-item>
              <text:list-item>
                <text:p text:style-name="P5"><text:span text:style-name="T2">If we make Hy/Hk=1.4, theta_min becomes 90, </text:span></text:p>
              </text:list-item>
              <text:list-item>
                <text:p text:style-name="P5"><text:span text:style-name="T1">On further increasing the Hy/Hk value, the energy will decrease further but theta_min will be 90</text:span></text:p>
              </text:list-item>
              <text:list-item>
                <text:p text:style-name="P5"><text:span text:style-name="T1">Hence we conclude that, we can’t rotate the spin by applying magnetic field along in-plane hard axi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6" draw:text-style-name="P1" draw:layer="layout" svg:width="22.5cm" svg:height="9.197cm" svg:x="2cm" svg:y="0.5cm">
          <draw:text-box>
            <text:list text:style-name="L1">
              <text:list-item>
                <text:p><text:span text:style-name="T1">Now if we apply, magnetic field along in-plane easy axis, that is along z axis</text:span></text:p>
              </text:list-item>
              <text:list-item>
                <text:p><text:span text:style-name="T1">theta_min will be given by sin-1(Hz/Hk)</text:span></text:p>
              </text:list-item>
              <text:list-item>
                <text:p><text:span text:style-name="T1">Here I have plotted energy vs theta</text:span></text:p>
              </text:list-item>
              <text:list-item>
                <text:p><text:span text:style-name="T1">When Hz/Hk=0, theta_min = 0 or 180 degree </text:span></text:p>
              </text:list-item>
              <text:list-item>
                <text:p><text:span text:style-name="T1">Similarly if we keep on increasing the Hz/Hk value, we see that there is a potential down hill, towards theta = 180 degree</text:span></text:p>
              </text:list-item>
              <text:list-item>
                <text:p><text:span text:style-name="T1">So a Hz/Hk becomes 1 theta_min=180 degree</text:span></text:p>
              </text:list-item>
              <text:list-item>
                <text:p><text:span text:style-name="T1">Which means we have fliped our magnetization, </text:span></text:p>
              </text:list-item>
              <text:list-item>
                <text:p><text:span text:style-name="T1">Now on slowly removing the externally applied magnetic filed, we see there is a potential up hill from theta = 180 to theta = 0, hence even after removing the magnetic field, the magnetization does not comes back to the original</text:span></text:p>
              </text:list-item>
              <text:list-item>
                <text:p><text:span text:style-name="T1">So form this we conclude that, we can rotate the magnetization on application of magnetic field along in plane easy axis <text: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9" draw:text-style-name="P6" draw:layer="layout" svg:width="22.5cm" svg:height="6.641cm" svg:x="2cm" svg:y="0.5cm">
          <draw:text-box>
            <text:list text:style-name="L1">
              <text:list-item>
                <text:p><text:span text:style-name="T3">In this slide I will explain the perpendicular anisotropy, that is here the magnetization is perpendicular to planar surface, here the easy axis will be the z axis, ie when theta = 0, 180 degree, and hard axis will be when theta = 90 degree</text:span></text:p>
              </text:list-item>
              <text:list-item>
                <text:p><text:span text:style-name="T3">The magnet’s plane is phi = +- 90 degree</text:span></text:p>
              </text:list-item>
              <text:list-item>
                <text:p><text:span text:style-name="T3">There is also anisotropy due to interface, </text:span></text:p>
              </text:list-item>
              <text:list-item>
                <text:p><text:span text:style-name="T3">The energy of the bulk is given the equation E_shape.....</text:span></text:p>
              </text:list-item>
              <text:list-item>
                <text:p><text:span text:style-name="T3">Where Nd(theat,phi) is given by the equation......</text:span></text:p>
              </text:list-item>
              <text:list-item>
                <text:p><text:span text:style-name="T3">Nd_xx-is the demagnetization field in the x axis.....</text:span></text:p>
              </text:list-item>
              <text:list-item>
                <text:p><text:span text:style-name="T3">And Nd_xx+nd_yy+....=1</text:span></text:p>
              </text:list-item>
              <text:list-item>
                <text:p><text:span text:style-name="T3"/></text:p>
              </text:list-item>
            </text:list>
          </draw:text-box>
        </draw:frame>
        <draw:frame draw:style-name="gr2" draw:text-style-name="P7" draw:layer="layout" svg:width="3.186cm" svg:height="1.187cm" svg:x="25.045cm" svg:y="14.563cm">
          <draw:text-box>
            <text:p text:style-name="P2"><text:span text:style-name="T3"><text:page-number>&lt;number&gt;</text:page-number></text:span></text:p>
          </draw:text-box>
        </draw:frame>
        <presentation:notes draw:style-name="dp2">
          <draw:page-thumbnail draw:style-name="gr3" draw:layer="layout" svg:width="19.798cm" svg:height="11.136cm" svg:x="0.6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9" draw:text-style-name="P6" draw:layer="layout" svg:width="22.5cm" svg:height="6.641cm" svg:x="2cm" svg:y="0.5cm">
          <draw:text-box>
            <text:list text:style-name="L1">
              <text:list-item>
                <text:p><text:span text:style-name="T3">In this slide I will explain the perpendicular anisotropy, that is here the magnetization is perpendicular to planar surface, here the easy axis will be the z axis, ie when theta = 0, 180 degree, and hard axis will be when theta = 90 degree</text:span></text:p>
              </text:list-item>
              <text:list-item>
                <text:p><text:span text:style-name="T3">The magnet’s plane is phi = +- 90 degree</text:span></text:p>
              </text:list-item>
              <text:list-item>
                <text:p><text:span text:style-name="T3">There is also anisotropy due to interface, </text:span></text:p>
              </text:list-item>
              <text:list-item>
                <text:p><text:span text:style-name="T3">The energy of the bulk is given the equation E_shape.....</text:span></text:p>
              </text:list-item>
              <text:list-item>
                <text:p><text:span text:style-name="T3">Where Nd(theat,phi) is given by the equation......</text:span></text:p>
              </text:list-item>
              <text:list-item>
                <text:p><text:span text:style-name="T3">Nd_xx-is the demagnetization field in the x axis.....</text:span></text:p>
              </text:list-item>
              <text:list-item>
                <text:p><text:span text:style-name="T3">And Nd_xx+nd_yy+....=1</text:span></text:p>
              </text:list-item>
              <text:list-item>
                <text:p><text:span text:style-name="T3"/></text:p>
              </text:list-item>
            </text:list>
          </draw:text-box>
        </draw:frame>
        <draw:frame draw:style-name="gr2" draw:text-style-name="P7" draw:layer="layout" svg:width="3.186cm" svg:height="1.187cm" svg:x="25.045cm" svg:y="14.563cm">
          <draw:text-box>
            <text:p text:style-name="P2"><text:span text:style-name="T3"><text:page-number>&lt;number&gt;</text:page-number></text:span></text:p>
          </draw:text-box>
        </draw:frame>
        <presentation:notes draw:style-name="dp1">
          <draw:page-thumbnail draw:style-name="gr3" draw:layer="layout" svg:width="19.798cm" svg:height="11.136cm" svg:x="0.6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9" draw:text-style-name="P6" draw:layer="layout" svg:width="22.5cm" svg:height="6.641cm" svg:x="2cm" svg:y="0.5cm">
          <draw:text-box>
            <text:list text:style-name="L1">
              <text:list-item>
                <text:p><text:span text:style-name="T3">Now I will talk about Neural Network using spintronics</text:span></text:p>
              </text:list-item>
            </text:list>
          </draw:text-box>
        </draw:frame>
        <draw:frame draw:style-name="gr2" draw:text-style-name="P7" draw:layer="layout" svg:width="3.186cm" svg:height="1.187cm" svg:x="25.045cm" svg:y="14.563cm">
          <draw:text-box>
            <text:p text:style-name="P2"><text:span text:style-name="T3"><text:page-number>&lt;number&gt;</text:page-number></text:span></text:p>
          </draw:text-box>
        </draw:frame>
        <presentation:notes draw:style-name="dp1">
          <draw:page-thumbnail draw:style-name="gr3" draw:layer="layout" svg:width="19.798cm" svg:height="11.136cm" svg:x="0.6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10" draw:text-style-name="P1" draw:layer="layout" svg:width="22.5cm" svg:height="11.753cm" svg:x="2cm" svg:y="0.5cm">
          <draw:text-box>
            <text:list text:style-name="L1">
              <text:list-item>
                <text:p><text:span text:style-name="T1">In this slide we will talk about Multiferroics and multiferroic composites</text:span></text:p>
              </text:list-item>
              <text:list-item>
                <text:p><text:span text:style-name="T1">In nature there exist, ferroelectric and ferromagnetic materials, there also exist multiferroic, which exhibit both the properties of FE and FM, that is change in Electric field, will change the magnetization and change in magnetic field will change the polarization</text:span></text:p>
              </text:list-item>
              <text:list-item>
                <text:p><text:span text:style-name="T1">In the figure below, the E, H, and the stress are the physical parameters which we can change , and the P, M, and strain are the macroscopic observables</text:span></text:p>
              </text:list-item>
              <text:list-item>
                <text:p><text:span text:style-name="T1">We see that there is intrinsic coupling between E and H,</text:span></text:p>
              </text:list-item>
              <text:list-item>
                <text:p><text:span text:style-name="T1">The magnetoelectric coupling is given by alphe_ME=.....</text:span></text:p>
              </text:list-item>
              <text:list-item>
                <text:p><text:span text:style-name="T1">But there are certain issues with multiferroics, that is not suitable for room temperature operation, and the magnetoelectric coupling is weak</text:span></text:p>
              </text:list-item>
              <text:list-item>
                <text:p><text:span text:style-name="T1">So we use a multiferroic composite, its the composition of Piezoelectric and magnetostrictive material</text:span></text:p>
              </text:list-item>
              <text:list-item>
                <text:p><text:span text:style-name="T1">The magnetoelectric coupling is given by <text:s/>alpha_ME</text:span></text:p>
              </text:list-item>
              <text:list-item>
                <text:p><text:span text:style-name="T1">Multiferroic composites are stress mediated</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9" draw:text-style-name="P1" draw:layer="layout" svg:width="22.5cm" svg:height="6.641cm" svg:x="2cm" svg:y="0.5cm">
          <draw:text-box>
            <text:list text:style-name="L1">
              <text:list-item>
                <text:p><text:span text:style-name="T1">In the previous slide, we talked about multiferroic composites, where we used magnetostrictive </text:span></text:p>
              </text:list-item>
              <text:list-item>
                <text:p><text:span text:style-name="T1">So magnetostrictive materials are FM specimens, which changes its shape during the process of magnetization</text:span></text:p>
              </text:list-item>
              <text:list-item>
                <text:p><text:span text:style-name="T1">The magnetic anisotropy creates to stress anisotropy, and vice versa</text:span></text:p>
              </text:list-item>
              <text:list-item>
                <text:p><text:span text:style-name="T1">The stress anisotropy generated is given by the equation 3/2lambda...</text:span></text:p>
              </text:list-item>
              <text:list-item>
                <text:p><text:span text:style-name="T1">Where lambda is the magnetostriction coefficient, which is the saturation strain generated on application of magnetic field</text:span></text:p>
              </text:list-item>
              <text:list-item>
                <text:p><text:span text:style-name="T1">The 3/2 lambda values of Cobalt is -30 x 10-6 and Iron-Gallium is 150 x 10-6</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11" draw:text-style-name="P1" draw:layer="layout" svg:width="22.5cm" svg:height="4.085cm" svg:x="2cm" svg:y="0.5cm">
          <draw:text-box>
            <text:list text:style-name="L1">
              <text:list-item>
                <text:p><text:span text:style-name="T1">Here we have the multiferroic composite, and we apply electric potential to the piezoelectric, which will create strain in the piezoelectric </text:span></text:p>
              </text:list-item>
              <text:list-item>
                <text:p><text:span text:style-name="T1">The strain is given by the formula epsilon_piezo.....</text:span></text:p>
              </text:list-item>
              <text:list-item>
                <text:p><text:span text:style-name="T1">The strain will be elastically transferred to the magnetostrictive material</text:span></text:p>
              </text:list-item>
              <text:list-item>
                <text:p><text:span text:style-name="T1">From that we calculate the stress anisotropy</text:span></text:p>
              </text:list-item>
              <text:list-item>
                <text:p><text:span text:style-name="T1">And for FeGa the stress anisotropy is 2.4 x 10-18 J</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draw:style-name="gr9" draw:text-style-name="P1" draw:layer="layout" svg:width="22.5cm" svg:height="6.641cm" svg:x="2cm" svg:y="0.5cm">
          <draw:text-box>
            <text:list text:style-name="L1">
              <text:list-item>
                <text:p><text:span text:style-name="T1">This is my proposed device, here I will explain, how my device will simulate the artificial neuron</text:span></text:p>
              </text:list-item>
              <text:list-item>
                <text:p><text:span text:style-name="T1">When electric voltage is given to piezoelectric, it stresses the piezo, the stress is elestiaclly transfered to the magnetostrictive material</text:span></text:p>
              </text:list-item>
              <text:list-item>
                <text:p><text:span text:style-name="T1">Stress anisotropy in magnetostrictive creates magnetic anisotropy</text:span></text:p>
              </text:list-item>
              <text:list-item>
                <text:p><text:span text:style-name="T1">Which changes the magnetization direction in the TMR</text:span></text:p>
              </text:list-item>
              <text:list-item>
                <text:p><text:span text:style-name="T1">And this gives variable voltage as output</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draw:style-name="gr9" draw:text-style-name="P1" draw:layer="layout" svg:width="22.5cm" svg:height="6.641cm" svg:x="2cm" svg:y="0.5cm">
          <draw:text-box>
            <text:list text:style-name="L1">
              <text:list-item>
                <text:p><text:span text:style-name="T1">Now I will talk about the experiment I have preformed and experimental setups i have learned</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1">
          <draw:page-thumbnail draw:style-name="gr3"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draw:style-name="gr12" draw:text-style-name="P1" draw:layer="layout" svg:width="22.5cm" svg:height="8.558cm" svg:x="2cm" svg:y="0.5cm">
          <draw:text-box>
            <text:list text:style-name="L1">
              <text:list-item>
                <text:p><text:span text:style-name="T1">Now I will explain on Magnetic Thermal Annealing</text:span></text:p>
              </text:list-item>
              <text:list-item>
                <text:p><text:span text:style-name="T1">The lattice and shape deformities in materials can significantly degrade its quality</text:span></text:p>
              </text:list-item>
              <text:list-item>
                <text:p><text:span text:style-name="T1">Removing the anomalies is necessary to achieve a high quality material and performance</text:span></text:p>
              </text:list-item>
              <text:list-item>
                <text:p><text:span text:style-name="T1">A common technique is thermal annealing, which is done by raising, maintaing and slowly reducing the temperature of the material</text:span></text:p>
              </text:list-item>
              <text:list-item>
                <text:p><text:span text:style-name="T1">[click]</text:span></text:p>
              </text:list-item>
              <text:list-item>
                <text:p><text:span text:style-name="T1">This allows, atoms inside of the material to diffuse more easily to find their proper location, and maintaining the material at high temperature, lets it achieve equilibrium, eliminating structural imperfection</text:span></text:p>
              </text:list-item>
              <text:list-item>
                <text:p><text:span text:style-name="T1">[CLICK]</text:span></text:p>
              </text:list-item>
              <text:list-item>
                <text:p><text:span text:style-name="T1">In Magnetic Thermal Annealing</text:span></text:p>
              </text:list-item>
              <text:list-item>
                <text:p><text:span text:style-name="T1">The difference is ext. Magnetic field is applied during the annealing proces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draw:style-name="gr9" draw:text-style-name="P1" draw:layer="layout" svg:width="22.5cm" svg:height="8.558cm" svg:x="2cm" svg:y="0.5cm">
          <draw:text-box>
            <text:list text:style-name="L1">
              <text:list-item>
                <text:p><text:span text:style-name="T1">The most important effect of MTA, in FM material is that it re-orients the easy axis or the axis of the spontaneous magnetization vector</text:span></text:p>
              </text:list-item>
              <text:list-item>
                <text:p><text:span text:style-name="T1">[click]</text:span></text:p>
              </text:list-item>
              <text:list-item>
                <text:p><text:span text:style-name="T1">If a lattice shows specific symmetry, the easy axis will normally reflect the symmetry</text:span></text:p>
              </text:list-item>
              <text:list-item>
                <text:p><text:span text:style-name="T1">[click]</text:span></text:p>
              </text:list-item>
              <text:list-item>
                <text:p><text:span text:style-name="T1">Now if a lattice has more deformities, then there won’t be any major global symmetry, which will weekend the magnetization vector</text:span></text:p>
              </text:list-item>
              <text:list-item>
                <text:p><text:span text:style-name="T1">[click]</text:span></text:p>
              </text:list-item>
              <text:list-item>
                <text:p><text:span text:style-name="T1">If a deformed FM, annealed at higher temperature, all the spins of each individual atom will align with the ext. Applied field</text:span></text:p>
              </text:list-item>
              <text:list-item>
                <text:p><text:span text:style-name="T1">And the temperautre is reduced, the lattice becomes locked, and the magnet attains a new magnetization direction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draw:style-name="gr1" draw:text-style-name="P1" draw:layer="layout" svg:width="22.5cm" svg:height="6.641cm" svg:x="2cm" svg:y="0.5cm">
          <draw:text-box>
            <text:list text:style-name="L1">
              <text:list-item>
                <text:p><text:span text:style-name="T1">This is the Magnetic Thermal annealing setup in our lab</text:span></text:p>
              </text:list-item>
              <text:list-item>
                <text:p><text:span text:style-name="T1">Where we have heater, which can go upto 500 deg C</text:span></text:p>
              </text:list-item>
              <text:list-item>
                <text:p><text:span text:style-name="T1">This heating chamber is connected to the vacuum pump, which create vaccum during the annealing process</text:span></text:p>
              </text:list-item>
              <text:list-item>
                <text:p><text:span text:style-name="T1">We have electro magnet, which provides constant magnetic field, which is connected to the chiller, which cools down the electromagnet</text:span></text:p>
              </text:list-item>
              <text:list-item>
                <text:p><text:span text:style-name="T1">The constant current power supply, controls magnetic field generated by the electromagnet</text:span></text:p>
              </text:list-item>
              <text:list-item>
                <text:p><text:span text:style-name="T1">At the bottom there is the sample holder, it can be rotated 360 degree, to in-plane or perpendicular magneization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draw:style-name="gr13" draw:text-style-name="P1" draw:layer="layout" svg:width="22.5cm" svg:height="9.836cm" svg:x="2cm" svg:y="0.5cm">
          <draw:text-box>
            <text:list text:style-name="L1">
              <text:list-item>
                <text:p><text:span text:style-name="T1">This is my experimental result for Magnetic Thermal Annealing</text:span></text:p>
              </text:list-item>
              <text:list-item>
                <text:p><text:span text:style-name="T1">Where I have taken a CoFeB of 10nm thickness</text:span></text:p>
              </text:list-item>
              <text:list-item>
                <text:p><text:span text:style-name="T1">This is the magnetization curve generated from the VSM, </text:span></text:p>
              </text:list-item>
              <text:list-item>
                <text:p><text:span text:style-name="T1">VSM stands for Vibrating Sample Magnotometer, which is used for magnetic characterization of samples, since I don’t have access to the VSM, it was done by one of the PhD student at our lab</text:span></text:p>
              </text:list-item>
              <text:list-item>
                <text:p><text:span text:style-name="T1">The sample was maintained at 400 deg C for 1 Hr, in presence of 400mT magnetic field in the direction of in-plane easy axis</text:span></text:p>
              </text:list-item>
              <text:list-item>
                <text:p><text:span text:style-name="T1">In the figure the blue curve shows the , magnetization curve before the magnetic thermal annealing, whose coercive field is 21 Oe, and total magnetization is 3.7 x 10-5 emu</text:span></text:p>
              </text:list-item>
              <text:list-item>
                <text:p><text:span text:style-name="T1">And the red curve shows the magnetization curve after the magnetic thermal annealing, whose coercive field is 70 OE, AND Magnetic Saturation is 5.2 x 10-5</text:span></text:p>
              </text:list-item>
              <text:list-item>
                <text:p><text:span text:style-name="T1">We can see that there is a significant increase M-H area, the red curve area is 18.5 times more then the blue one</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draw:style-name="gr1" draw:text-style-name="P1" draw:layer="layout" svg:width="22.5cm" svg:height="3.446cm" svg:x="2cm" svg:y="0.5cm">
          <draw:text-box>
            <text:list text:style-name="L1">
              <text:list-item>
                <text:p><text:span text:style-name="T1">This are instruments I have learned, </text:span></text:p>
              </text:list-item>
              <text:list-item>
                <text:p><text:span text:style-name="T1">Spin coater for thin film deposition on wafers</text:span></text:p>
              </text:list-item>
              <text:list-item>
                <text:p><text:span text:style-name="T1">Shaker to shake solutions</text:span></text:p>
              </text:list-item>
              <text:list-item>
                <text:p><text:span text:style-name="T1">Hot plate to bake samples</text:span></text:p>
              </text:list-item>
              <text:list-item>
                <text:p><text:span text:style-name="T1">Ultrasonic cleaner for to clean beaker, by use of ultrasonic frequency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draw:style-name="gr1" draw:text-style-name="P1" draw:layer="layout" svg:width="22.5cm" svg:height="2.807cm" svg:x="2cm" svg:y="0.5cm">
          <draw:text-box>
            <text:list text:style-name="L1">
              <text:list-item>
                <text:p><text:span text:style-name="T1">Hot air oven, for thermal annealing, it can go upto 250 deg C</text:span></text:p>
              </text:list-item>
              <text:list-item>
                <text:p><text:span text:style-name="T1">Rota mantle for heating up solutions while stiring using a magnetic stirer</text:span></text:p>
              </text:list-item>
              <text:list-item>
                <text:p><text:span text:style-name="T1">Then Nitrogen gun and cyliner to clean very thin wafer using N2 gas, pipes are connected all over the lab to transport the N2 ga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draw:style-name="gr1" draw:text-style-name="P1" draw:layer="layout" svg:width="22.5cm" svg:height="3.446cm" svg:x="2cm" svg:y="0.5cm">
          <draw:text-box>
            <text:list text:style-name="L1">
              <text:list-item>
                <text:p><text:span text:style-name="T1">Vacuum desiccator to put sample in vacuum, a vacuum pump is connected to it create vacuum</text:span></text:p>
              </text:list-item>
              <text:list-item>
                <text:p><text:span text:style-name="T1">Muffle furnace for thermal annealing, it can reach upto 1200 deg C</text:span></text:p>
              </text:list-item>
              <text:list-item>
                <text:p><text:span text:style-name="T1">And fumehood, to perform reactions, which can toxic, or irritating fumes, it can also prevent from spillage of dangerous acids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1" draw:text-style-name="P1" draw:layer="layout" svg:width="22.5cm" svg:height="3.446cm" svg:x="2cm" svg:y="0.5cm">
          <draw:text-box>
            <text:list text:style-name="L1">
              <text:list-item>
                <text:p><text:span text:style-name="T1">Kethley Source meter for IV characterization, its is four quadrant device, it can used as source, that it can deliver power to the load and as a sink, where it will dissipate power <text:s/></text:span></text:p>
              </text:list-item>
              <text:list-item>
                <text:p><text:span text:style-name="T1">Rohde and schwarz Power supply for IV characterization, its a two quadrant device, it can only be used source</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draw:style-name="gr1" draw:text-style-name="P1" draw:layer="layout" svg:width="22.5cm" svg:height="3.446cm" svg:x="2cm" svg:y="0.5cm">
          <draw:text-box>
            <text:list text:style-name="L1">
              <text:list-item>
                <text:p><text:span text:style-name="T1">Probe station is for IV characterization of very thin samples, where there is a micro-positioner it makes contact with the sample, and it is connected to the SMU or power station to deliver power</text:span></text:p>
              </text:list-item>
              <text:list-item>
                <text:p><text:span text:style-name="T1">Here there is IV charatericts of diode performed using probe station</text:span></text:p>
              </text:list-item>
              <text:list-item>
                <text:p><text:span text:style-name="T1">Then we have the oscilloscope, for visulaization of signal</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draw:style-name="gr1" draw:text-style-name="P1" draw:layer="layout" svg:width="22.5cm" svg:height="2.168cm" svg:x="2cm" svg:y="0.5cm">
          <draw:text-box>
            <text:list text:style-name="L1">
              <text:list-item>
                <text:p><text:span text:style-name="T1">Labview is a graphical programming environment, for automated reaserch, validation and production test systems</text:span></text:p>
              </text:list-item>
              <text:list-item>
                <text:p><text:span text:style-name="T1">We will use to control and synchronize different device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draw:style-name="gr1" draw:text-style-name="P1" draw:layer="layout" svg:width="22.5cm" svg:height="1.529cm" svg:x="2cm" svg:y="0.5cm">
          <draw:text-box>
            <text:list text:style-name="L1">
              <text:list-item>
                <text:p><text:span text:style-name="T1">Here I have made a labview program that can use one channel of power supply as stepper and the second channel as a sweep</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1" presentation:class="page"/>
          <draw:frame presentation:style-name="pr1"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draw:style-name="gr1" draw:text-style-name="P1" draw:layer="layout" svg:width="22.5cm" svg:height="2.807cm" svg:x="2cm" svg:y="0.5cm">
          <draw:text-box>
            <text:list text:style-name="L1">
              <text:list-item>
                <text:p><text:span text:style-name="T1">The main application of the power supply is t create the IV charateristics of MOS S170 mosfet, the gate voltage was steep from 1.2 to 1.6v with steep of 0.1, and the drain voltage was sweep from 0 to 5 v, with steep of 0.1</text:span></text:p>
              </text:list-item>
              <text:list-item>
                <text:p><text:span text:style-name="T1">The other are the resistance and diode characertistic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2" presentation:class="page"/>
          <draw:frame presentation:style-name="pr1"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draw:style-name="gr1" draw:text-style-name="P1" draw:layer="layout" svg:width="22.5cm" svg:height="0.89cm" svg:x="2cm" svg:y="0.5cm">
          <draw:text-box>
            <text:list text:style-name="L1">
              <text:list-item>
                <text:p><text:span text:style-name="T1">This is the labview program, for sweeping the SMU from 2 different voltage</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3" presentation:class="page"/>
          <draw:frame presentation:style-name="pr1"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draw:style-name="gr1" draw:text-style-name="P1" draw:layer="layout" svg:width="22.5cm" svg:height="1.529cm" svg:x="2cm" svg:y="0.5cm">
          <draw:text-box>
            <text:list text:style-name="L1">
              <text:list-item>
                <text:p><text:span text:style-name="T1">Here also I have computed the IV characteristics of MOS S170, 1k ohm resistance and a diode</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4" presentation:class="page"/>
          <draw:frame presentation:style-name="pr1"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5" presentation:class="page"/>
          <draw:frame presentation:style-name="pr1"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6"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22T11:51:28.735000000</meta:creation-date>
    <dc:date>2021-11-23T09:20:57.191000000</dc:date>
    <meta:editing-duration>PT2H30M29S</meta:editing-duration>
    <meta:editing-cycles>43</meta:editing-cycles>
    <meta:generator>LibreOffice/7.0.4.2$Windows_X86_64 LibreOffice_project/dcf040e67528d9187c66b2379df5ea4407429775</meta:generator>
    <meta:document-statistic meta:object-count="165"/>
  </office:meta>
</office:document-meta>
</file>